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ce5" style:family="table-cell" style:parent-style-name="Default" style:data-style-name="N64"/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8854in" svg:y="3.2079in">
            <draw:object draw:notify-on-update-of-ranges="Sheet1.B3:Sheet1.B15 Sheet1.C3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rrival, departure</text:p>
          </table:table-cell>
          <table:table-cell office:value-type="string" calcext:value-type="string">
            <text:p>total distance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0H06M00S" calcext:value-type="time">
            <text:p>20:06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/>
          <table:table-cell office:value-type="time" office:time-value="PT20H17M00S" calcext:value-type="time">
            <text:p>20:17</text:p>
          </table:table-cell>
          <table:table-cell table:style-name="ce2" office:value-type="float" office:value="21" calcext:value-type="float">
            <text:p>21</text:p>
          </table:table-cell>
          <table:table-cell table:style-name="ce1"/>
          <table:table-cell/>
          <table:table-cell table:style-name="ce5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0H18M00S" calcext:value-type="time">
            <text:p>20:18</text:p>
          </table:table-cell>
          <table:table-cell table:formula="of:=[.C3]+[.C4]" office:value-type="float" office:value="21" calcext:value-type="float">
            <text:p>21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0H49M00S" calcext:value-type="time">
            <text:p>20:49</text:p>
          </table:table-cell>
          <table:table-cell table:style-name="ce2" table:formula="of:=72+[.C5]" office:value-type="float" office:value="93" calcext:value-type="float">
            <text:p>93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0H54M00S" calcext:value-type="time">
            <text:p>20:54</text:p>
          </table:table-cell>
          <table:table-cell table:formula="of:=[.C6]" office:value-type="float" office:value="93" calcext:value-type="float">
            <text:p>93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1H07M00S" calcext:value-type="time">
            <text:p>21:07</text:p>
          </table:table-cell>
          <table:table-cell table:style-name="ce2" table:formula="of:=22+[.C7]" office:value-type="float" office:value="115" calcext:value-type="float">
            <text:p>115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1H09M00S" calcext:value-type="time">
            <text:p>21:09</text:p>
          </table:table-cell>
          <table:table-cell table:formula="of:=[.C8]" office:value-type="float" office:value="115" calcext:value-type="float">
            <text:p>115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1H19M00S" calcext:value-type="time">
            <text:p>21:19</text:p>
          </table:table-cell>
          <table:table-cell table:style-name="ce2" table:formula="of:=20+[.C9]" office:value-type="float" office:value="135" calcext:value-type="float">
            <text:p>135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time" office:time-value="PT21H21M00S" calcext:value-type="time">
            <text:p>21:21</text:p>
          </table:table-cell>
          <table:table-cell table:formula="of:=[.C10]" office:value-type="float" office:value="135" calcext:value-type="float">
            <text:p>135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time" office:time-value="PT21H33M00S" calcext:value-type="time">
            <text:p>21:33</text:p>
          </table:table-cell>
          <table:table-cell table:style-name="ce2" table:formula="of:=20+[.C11]"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1H35M00S" calcext:value-type="time">
            <text:p>21:35</text:p>
          </table:table-cell>
          <table:table-cell table:formula="of:=[.C12]"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1H58M00S" calcext:value-type="time">
            <text:p>21:58</text:p>
          </table:table-cell>
          <table:table-cell table:formula="of:=32+[.C13]"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2H00M00S" calcext:value-type="time">
            <text:p>22:00</text:p>
          </table:table-cell>
          <table:table-cell table:formula="of:=[.C14]" office:value-type="float" office:value="187" calcext:value-type="float">
            <text:p>187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  <table:table-cell table:style-name="ce7" office:value-type="string" calcext:value-type="string">
            <text:p>How do you identify the waiting time?</text:p>
          </table:table-cell>
        </table:table-row>
        <table:table-row table:style-name="ro2">
          <table:table-cell/>
          <table:table-cell table:style-name="Default"/>
          <table:table-cell table:number-columns-repeated="7"/>
          <table:table-cell table:style-name="ce8" office:value-type="string" calcext:value-type="string">
            <text:p>The waiting time is the part of the graph where the distance does not change, but the time continues to run.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office:value-type="string" calcext:value-type="string">
            <text:p>Which station has the longest waiting time?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0" office:value-type="string" calcext:value-type="string">
            <text:p>Stuttgart Hbf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office:value-type="string" calcext:value-type="string">
            <text:p>What does the slope between two stations tell you?</text:p>
          </table:table-cell>
        </table:table-row>
        <table:table-row table:style-name="ro2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The slope describes the speed at which a train travels from one station to another. (speed = distance/tim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8:10:53.970141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2:48:39.485784490</meta:creation-date>
    <dc:date>2022-05-09T08:13:21.498025707</dc:date>
    <meta:editing-duration>PT17M11S</meta:editing-duration>
    <meta:editing-cycles>5</meta:editing-cycles>
    <meta:generator>LibreOffice/7.3.2.2$Linux_X86_64 LibreOffice_project/30$Build-2</meta:generator>
    <meta:document-statistic meta:table-count="1" meta:cell-count="34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time-path diagram</text:p>
        </chart:title>
        <chart:plot-area chart:style-name="ch3" table:cell-range-address="Sheet1.B3:Sheet1.C15" svg:x="1.331cm" svg:y="1.275cm" svg:width="14.349cm" svg:height="6.564cm">
          <chart:coordinate-region svg:x="2.138cm" svg:y="1.474cm" svg:width="13.117cm" svg:height="5.718cm"/>
          <chart:axis chart:dimension="x" chart:name="primary-x" chart:style-name="ch4">
            <chart:title svg:x="7.932cm" svg:y="8.019cm" chart:style-name="ch5">
              <text:p>time [h]</text:p>
            </chart:title>
            <chart:grid chart:style-name="ch6" chart:class="major"/>
          </chart:axis>
          <chart:axis chart:dimension="y" chart:name="primary-y" chart:style-name="ch7">
            <chart:title svg:x="0.451cm" svg:y="5.554cm" chart:style-name="ch8">
              <text:p>distance [km]</text:p>
            </chart:title>
            <chart:grid chart:style-name="ch6" chart:class="major"/>
          </chart:axis>
          <chart:series chart:style-name="ch9" chart:values-cell-range-address="Sheet1.C3:Sheet1.C15" chart:class="chart:scatter">
            <chart:domain table:cell-range-address="Sheet1.B3:Sheet1.B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75">
                <text:p>0.8375</text:p>
                <draw:g>
                  <svg:desc>Sheet1.B3:Sheet1.B15</svg:desc>
                </draw:g>
              </table:table-cell>
              <table:table-cell office:value-type="float" office:value="0">
                <text:p>0</text:p>
                <draw:g>
                  <svg:desc>Sheet1.C3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5138888888889">
                <text:p>0.8451388888888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5833333333333">
                <text:p>0.845833333333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361111111111">
                <text:p>0.8673611111111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9861111111111">
                <text:p>0.879861111111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125">
                <text:p>0.88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8194444444444">
                <text:p>0.8881944444444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9583333333333">
                <text:p>0.8895833333333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7916666666667">
                <text:p>0.8979166666666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305555555556">
                <text:p>0.8993055555555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5277777777778">
                <text:p>0.9152777777777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